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P3"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style:text-underline-style="none" fo:font-weight="bold" style:font-name-asian="Times New Roman1" style:font-size-asian="10pt" style:font-weight-asian="bold" style:font-name-complex="Times New Roman1" style:font-size-complex="10pt" style:font-weight-complex="bold"/>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5"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7" style:family="paragraph" style:parent-style-name="Standard" style:list-style-name="L2">
      <style:paragraph-properties fo:margin-left="0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P9" style:family="paragraph" style:parent-style-name="Standard" style:list-style-name="L2">
      <style:paragraph-properties fo:margin-left="0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P10" style:family="paragraph" style:parent-style-name="Standard" style:list-style-name="">
      <style:paragraph-properties fo:margin-left="1.879cm" fo:margin-right="0cm" fo:margin-top="0cm" fo:margin-bottom="0cm" fo:text-align="start" style:justify-single-word="false" fo:text-indent="-1.244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11" style:family="paragraph" style:parent-style-name="Standard" style:list-style-name="">
      <style:paragraph-properties fo:margin-left="3.048cm" fo:margin-right="0cm" fo:margin-top="0cm" fo:margin-bottom="0cm" fo:text-align="start" style:justify-single-word="false" fo:text-indent="-1.799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12"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13" style:family="paragraph" style:parent-style-name="Standard" style:list-style-name="L1">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14"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P15"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P16" style:family="paragraph" style:parent-style-name="Standard" style:list-style-name="L2">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P17" style:family="paragraph" style:parent-style-name="Standard" style:list-style-name="L1">
      <style:paragraph-properties fo:margin-left="0.635cm" fo:margin-right="0cm" fo:margin-top="0cm" fo:margin-bottom="0cm" fo:text-align="start" style:justify-single-word="false" fo:text-indent="0cm" style:auto-text-indent="false" style:text-autospace="none">
        <style:tab-stops/>
      </style:paragraph-properties>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18"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style:text-underline-style="none" fo:font-weight="bold" style:font-name-asian="Times New Roman1" style:font-size-asian="10pt" style:font-weight-asian="bold" style:font-name-complex="Times New Roman1" style:font-size-complex="10pt" style:font-weight-complex="bold"/>
    </style:style>
    <style:style style:name="P19"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P20" style:family="paragraph" style:parent-style-name="Default" style:list-style-name="">
      <style:paragraph-properties style:text-autospace="none"/>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P21" style:family="paragraph" style:parent-style-name="Default" style:list-style-name="">
      <style:paragraph-properties style:text-autospace="none"/>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P22" style:family="paragraph" style:parent-style-name="Text_20_body" style:list-style-name="">
      <style:paragraph-properties fo:margin-left="0cm" fo:margin-right="0cm" fo:margin-top="0cm" fo:margin-bottom="0cm" fo:text-align="center" style:justify-single-word="false" fo:text-indent="0cm" style:auto-text-indent="false" style:text-autospace="none"/>
    </style:style>
    <style:style style:name="P23"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style:text-underline-style="none" fo:font-weight="bold" style:font-name-asian="Times New Roman1" style:font-size-asian="10pt" style:font-weight-asian="bold" style:font-name-complex="Times New Roman1" style:font-size-complex="10pt" style:font-weight-complex="bold"/>
    </style:style>
    <style:style style:name="P24" style:family="paragraph" style:parent-style-name="Text_20_body"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5pt" style:text-underline-style="none" fo:font-weight="bold" style:font-name-asian="Times New Roman1" style:font-size-asian="11.5pt" style:font-weight-asian="bold" style:font-name-complex="Times New Roman1" style:font-size-complex="11.5pt" style:font-weight-complex="bold"/>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0pt" style:font-name-asian="Times New Roman1" style:font-size-asian="10pt" style:font-name-complex="Times New Roman1" style:font-size-complex="10pt"/>
    </style:style>
    <style:style style:name="T3" style:family="text">
      <style:text-properties fo:color="#000000" style:font-name="Times New Roman1" fo:font-size="11.5pt" style:font-name-asian="Times New Roman1" style:font-size-asian="11.5pt" style:font-name-complex="Times New Roman1" style:font-size-complex="11.5pt"/>
    </style:style>
    <style:style style:name="T4" style:family="text">
      <style:text-properties fo:color="#000000" style:text-line-through-style="none" style:font-name="Times New Roman1" fo:font-size="10pt" style:text-underline-style="none" style:font-name-asian="Times New Roman1" style:font-size-asian="10pt" style:font-name-complex="Times New Roman1" style:font-size-complex="10pt"/>
    </style:style>
    <style:style style:name="T5"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6"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7" style:family="text">
      <style:text-properties fo:color="#000000" style:text-line-through-style="none" style:font-name="Times New Roman1" fo:font-size="11.5pt" style:text-underline-style="none" fo:font-weight="normal" style:font-name-asian="Times New Roman1" style:font-size-asian="11.5pt" style:font-weight-asian="normal" style:font-name-complex="Times New Roman1" style:font-size-complex="11.5pt" style:font-weight-complex="normal"/>
    </style:style>
    <style:style style:name="T8" style:family="text">
      <style:text-properties fo:font-weight="normal" style:font-weight-asian="normal" style:font-weight-complex="normal"/>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3">Scenario 2 </text:span></text:p>
      <text:p text:style-name="P5">THE SEANCE </text:p>
      <text:p text:style-name="P5">(Helden) </text:p>
      <text:p text:style-name="P24">Ein kalter Schweif steigt in dem Haus auf und Nebel bedeckt den Boden Ihr spürt einen Druck auf euer Herz.Eine stimme ertönt: „Ich brauche ruhe … lasst meine Seele ruhen … oder ihr werdet Sterben“</text:p>
      <text:h text:style-name="P19" text:outline-level="1"/>
      <text:h text:style-name="P19" text:outline-level="1">Startbedingungen </text:h>
      <text:p text:style-name="P14">a.) Setze so viele dreieckige Wissens/Knowledge- sowie Sanity/Gesundheits-Wurf Token neben das Spielfeld wie Spieler teilnehmen. Dazu noch einen sechseckigen Corpse/Leichnam-Token. </text:p>
      <text:p text:style-name="P21"/>
      <text:p text:style-name="P6">Was Du über die Bösen weißt </text:p>
      <text:p text:style-name="P8">Der Verräter versucht den Geist vor den Helden erscheinen zu lassen. </text:p>
      <text:p text:style-name="P6"/>
      <text:p text:style-name="P6">Du gewinnst wenn </text:p>
      <text:p text:style-name="P8">du entweder den Geist, den der Verräter erschaffen hat, besiegst oder aber du beerdigst die Knochen des Geistes, den die Helden erschaffen haben. </text:p>
      <text:h text:style-name="P19" text:outline-level="1"/>
      <text:h text:style-name="P19" text:outline-level="1">Wie lasse ich den Geist erscheinen </text:h>
      <text:p text:style-name="P8">Es ist ein Wettrennen zwischen Dir und dem Verräter, den Geist zuerst erscheinen zu lassen. </text:p>
      <text:p text:style-name="P8">Um ihn erscheinen zu lassen mußt Du eine Seance abhalten. </text:p>
      <text:p text:style-name="P14">a.) Jeder Held kann einen Wissens- oder Gesundheitswurf mit Ergebnis 5+ durchführen solange er/sie sich im Pentagramm-Raum aufhält.Pro Runde kann man nur einen dieser Würfe durchführen!</text:p>
      <text:p text:style-name="P14">b.) Sobald ein wurf erfolgreich war lege ein Wissens/Gesundheits Token in den Raum wo der Fluch begonnen hat.Sobald in dem Raum halb so viele Token wie Spieler sind (abrunden) übernehmen die Helden die Kontrolle über den Geist ansonsten übernimmt der Verräter die Kontrolle.</text:p>
      <text:p text:style-name="P6"/>
      <text:p text:style-name="P6">Wenn Du den Geist erscheinen lassen hast:</text:p>
      <text:p text:style-name="P6"><text:tab/>LAUT VORLESEN:“Beerdige meine Knochen!“</text:p>
      <text:p text:style-name="P14">a.) Setze den Geist-Marker in den Raum, wo die Seance erfolgreich stattfand. Er bleibt dort, bis die Helden die Kontrolle über ihn verlieren. </text:p>
      <text:p text:style-name="P14">b.) Am Ende jeder Runde eines Spielers wird nun der Marker auf der Turn-Leiste 1 Feld weitergeschoben, du hast nun 5 Runden Zeit, die Knochen des Geistes zu beerdigen. </text:p>
      <text:p text:style-name="P14">c.) Einmal je Runde hat nun jeder Held die Möglichkeit, im Attic- oder im Bedroom- oder im Master-Bedroom-Raum die Knochen zu suchen. Dazu muß ein Knowledge-Wurf von 5+ dort erfolgreich erwürfelt werden. Bei Erfolg bekommt der Charakter den Corpse-Marker als Gegenstand/Item und legt ihn auf seiner Character Karte ab. </text:p>
      <text:p text:style-name="P14">d.) Trage den Marker in den Crypt- oder Graveyard-Raum. Dort machst Du nochmals einen Knowledge-Wurf um das passende Grab zu finden.Bei 5+ war der Wurf erfolgreich und Du begräbst die Knochen. </text:p>
      <text:p text:style-name="P14">e.) Wenn es nicht gelingt, die Knochen bis zum Beginn der 5.Runde zu begraben, bekommt der Verräter die Kontrolle über den Geist und die dortige Geist-Erscheinung beginnt.Das beerdigen der Knochen reicht dann nicht mehr aus, Ihr müsst den Geist zerstören. </text:p>
      <text:h text:style-name="P19" text:outline-level="1">Spezielle Angriffs Regeln </text:h>
      <text:p text:style-name="P14">a.) Niemand kann angreifen solange die Seance nicht stattgefunden hat. </text:p>
      <text:p text:style-name="P14">b.) Während der Verräter den Geist kontrolliert kannst Du ihn mit Gesundheitsattacken angreifen, allerdings nur wenn Du den Ring besitzt oder im Pentagramm-Zimmer stehst. Ein erfolgreicher Gesundheits-angriff zerstört den Geist.</text:p>
      <text:list xml:id="list37563363" text:style-name="L2">
        <text:list-item>
          <text:p text:style-name="P16">Wenn ein Geist einen Helden angreift und besiegt wurde nimmt er keinen Schaden.</text:p>
          <text:p text:style-name="P9"/>
          <text:p text:style-name="P7">Wenn Ihr gewinnt:</text:p>
          <text:p text:style-name="P7">Der Nebel verschwindet langsam und der Druck auf euer Herz lässt langsam nach.Eine warmer schauer durchfährt euch.Ihr habt einer Seele den Frieden gegeb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3:57:54.37</meta:creation-date>
    <meta:print-date>2015-02-14T14:18:58.77</meta:print-date>
    <dc:date>2015-02-14T17:43:02.87</dc:date>
    <meta:editing-duration>PT3H28M27S</meta:editing-duration>
    <meta:editing-cycles>2</meta:editing-cycles>
    <meta:generator>OpenOffice.org/3.3$Win32 OpenOffice.org_project/330m20$Build-9567</meta:generator>
    <meta:document-statistic meta:table-count="0" meta:image-count="0" meta:object-count="0" meta:page-count="1" meta:paragraph-count="28" meta:word-count="471" meta:character-count="3068"/>
  </office:meta>
</office:document-meta>
</file>